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fo:break-before="page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5.666cm" style:rel-column-width="2184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ID</text:p>
          </table:table-cell>
          <table:table-cell table:style-name="Tabela1.B1" office:value-type="string">
            <text:p text:style-name="Table_20_Contents">TEST-1</text:p>
          </table:table-cell>
        </table:table-row>
        <table:table-row>
          <table:table-cell table:style-name="Tabela1.A2" office:value-type="string">
            <text:p text:style-name="Table_20_Contents">Nazwa</text:p>
          </table:table-cell>
          <table:table-cell table:style-name="Tabela1.B2" office:value-type="string">
            <text:p text:style-name="Table_20_Contents">Sprawdzenie, czy użtkownik może sie zarejestrować</text:p>
          </table:table-cell>
        </table:table-row>
        <table:table-row>
          <table:table-cell table:style-name="Tabela1.A2" office:value-type="string">
            <text:p text:style-name="Table_20_Contents">Środowisko</text:p>
          </table:table-cell>
          <table:table-cell table:style-name="Tabela1.B2" office:value-type="string">
            <text:p text:style-name="Table_20_Contents">Przeglądarka Google Chrome</text:p>
            <text:p text:style-name="Table_20_Contents">System operacyjny Windows 10 x64</text:p>
          </table:table-cell>
        </table:table-row>
        <table:table-row>
          <table:table-cell table:style-name="Tabela1.A2" office:value-type="string">
            <text:p text:style-name="Table_20_Contents">Dane testowe</text:p>
          </table:table-cell>
          <table:table-cell table:style-name="Tabela1.B2" office:value-type="string">
            <text:p text:style-name="Table_20_Contents">Imię: Janusz</text:p>
            <text:p text:style-name="Table_20_Contents">Nazwisko: Nosacz</text:p>
            <text:p text:style-name="Table_20_Contents">E-mail: <text:a xlink:type="simple" xlink:href="mailto:testowy@test.pl" text:style-name="Internet_20_link" text:visited-style-name="Visited_20_Internet_20_Link">testowy@test.pl</text:a></text:p>
            <text:p text:style-name="Table_20_Contents">Nr tel. 123456789</text:p>
            <text:p text:style-name="Table_20_Contents">Miasto: Dowolne z listy</text:p>
          </table:table-cell>
        </table:table-row>
        <table:table-row>
          <table:table-cell table:style-name="Tabela1.A2" office:value-type="string">
            <text:p text:style-name="Table_20_Contents">Kroki</text:p>
          </table:table-cell>
          <table:table-cell table:style-name="Tabela1.B2" office:value-type="string">
            <text:p text:style-name="Table_20_Contents">1. W polu "Imię" wpisz: Janusz</text:p>
            <text:p text:style-name="Table_20_Contents">2. W polu "Nazwisko" wpisz: Nosacz</text:p>
            <text:p text:style-name="Table_20_Contents">3. W polu "E-mail" wpisz: <text:a xlink:type="simple" xlink:href="mailto:testowy@test.pl" text:style-name="Internet_20_link" text:visited-style-name="Visited_20_Internet_20_Link">testowy@test.pl</text:a></text:p>
            <text:p text:style-name="Table_20_Contents">4. W polu "Nr telefonu" wpisz: 123456789</text:p>
            <text:p text:style-name="Table_20_Contents">5. Z listy miast wybierz miasto: dowolne z listy</text:p>
            <text:p text:style-name="Table_20_Contents">6. Zaznacz, że zapoznałeś się z regulaminem strony internetowej</text:p>
            <text:p text:style-name="Table_20_Contents">7. Wciśnij przycisk "Zarejestruj się"</text:p>
          </table:table-cell>
        </table:table-row>
        <table:table-row>
          <table:table-cell table:style-name="Tabela1.A2" office:value-type="string">
            <text:p text:style-name="Table_20_Contents">Spodziewany rezultat</text:p>
          </table:table-cell>
          <table:table-cell table:style-name="Tabela1.B2" office:value-type="string">
            <text:p text:style-name="Table_20_Contents">Powinien pojawić się komunikat o poprawnej rejestracji użytkownika po czym użytkownik powinien przejść do strony.</text:p>
          </table:table-cell>
        </table:table-row>
        <table:table-row>
          <table:table-cell table:style-name="Tabela1.A2" office:value-type="string">
            <text:p text:style-name="Table_20_Contents">Aktualny rezultat</text:p>
          </table:table-cell>
          <table:table-cell table:style-name="Tabela1.B2" office:value-type="string">
            <text:p text:style-name="Table_20_Contents">Jest komunikat o poprawnej rejestracji po czym następuje przeniesienie do strony.</text:p>
          </table:table-cell>
        </table:table-row>
        <table:table-row>
          <table:table-cell table:style-name="Tabela1.A2" office:value-type="string">
            <text:p text:style-name="Table_20_Contents">Status</text:p>
          </table:table-cell>
          <table:table-cell table:style-name="Tabela1.B2" office:value-type="string">
            <text:p text:style-name="Table_20_Contents">Zaliczony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Table_20_Contents">ID</text:p>
          </table:table-cell>
          <table:table-cell table:style-name="Tabela2.B1" office:value-type="string">
            <text:p text:style-name="Table_20_Contents">Test-2</text:p>
          </table:table-cell>
        </table:table-row>
        <table:table-row>
          <table:table-cell table:style-name="Tabela2.A2" office:value-type="string">
            <text:p text:style-name="Table_20_Contents">Nazwa</text:p>
          </table:table-cell>
          <table:table-cell table:style-name="Tabela2.B2" office:value-type="string">
            <text:p text:style-name="Table_20_Contents">Sprawdzenie, czy użtkownik może sie zarejestrować nie zaznaczając klauzuli o zapoznaniu się z regulaminem strony</text:p>
          </table:table-cell>
        </table:table-row>
        <table:table-row>
          <table:table-cell table:style-name="Tabela2.A2" office:value-type="string">
            <text:p text:style-name="Table_20_Contents">Środowisko</text:p>
          </table:table-cell>
          <table:table-cell table:style-name="Tabela2.B2" office:value-type="string">
            <text:p text:style-name="Table_20_Contents">Przeglądarka Google Chrome</text:p>
            <text:p text:style-name="Table_20_Contents">System operacyjny Windows 10 x64</text:p>
          </table:table-cell>
        </table:table-row>
        <table:table-row>
          <table:table-cell table:style-name="Tabela2.A2" office:value-type="string">
            <text:p text:style-name="Table_20_Contents">Dane testowe</text:p>
          </table:table-cell>
          <table:table-cell table:style-name="Tabela2.B2" office:value-type="string">
            <text:p text:style-name="Table_20_Contents">Imię: Janusz</text:p>
            <text:p text:style-name="Table_20_Contents">Nazwisko: Nosacz</text:p>
            <text:p text:style-name="Table_20_Contents">E-mail: <text:a xlink:type="simple" xlink:href="mailto:testowy@test.pl" text:style-name="Internet_20_link" text:visited-style-name="Visited_20_Internet_20_Link">testowy@test.pl</text:a></text:p>
            <text:p text:style-name="Table_20_Contents">Nr tel. 123456789</text:p>
            <text:p text:style-name="Table_20_Contents">Miasto: Dowolne z listy</text:p>
          </table:table-cell>
        </table:table-row>
      </table:table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Table_20_Contents">KROKI</text:p>
          </table:table-cell>
          <table:table-cell table:style-name="Tabela3.A1" office:value-type="string">
            <text:p text:style-name="Table_20_Contents">SPODZIEWANY REZULTAT</text:p>
          </table:table-cell>
          <table:table-cell table:style-name="Tabela3.C1" office:value-type="string">
            <text:p text:style-name="Table_20_Contents">AKTUALNY REZULTAT</text:p>
          </table:table-cell>
        </table:table-row>
        <table:table-row>
          <table:table-cell table:style-name="Tabela3.A2" office:value-type="string">
            <text:p text:style-name="Table_20_Contents">1 W polu "Imię" wpisz: Janusz</text:p>
          </table:table-cell>
          <table:table-cell table:style-name="Tabela3.A2" office:value-type="string">
            <text:p text:style-name="Table_20_Contents">W danym polu wpisane imię </text:p>
          </table:table-cell>
          <table:table-cell table:style-name="Tabela3.C2" office:value-type="string">
            <text:p text:style-name="Table_20_Contents">Wpisane imię</text:p>
          </table:table-cell>
        </table:table-row>
        <table:table-row>
          <table:table-cell table:style-name="Tabela3.A2" office:value-type="string">
            <text:p text:style-name="Table_20_Contents">2 W polu "Nazwisko" wpisz: Nosacz</text:p>
          </table:table-cell>
          <table:table-cell table:style-name="Tabela3.A2" office:value-type="string">
            <text:p text:style-name="Table_20_Contents">W danym polu wpisane nazwisko</text:p>
          </table:table-cell>
          <table:table-cell table:style-name="Tabela3.C2" office:value-type="string">
            <text:p text:style-name="Table_20_Contents">Wpisane nazwisko</text:p>
          </table:table-cell>
        </table:table-row>
        <table:table-row>
          <table:table-cell table:style-name="Tabela3.A2" office:value-type="string">
            <text:p text:style-name="Table_20_Contents">3 W polu "E-mail" wpisz: <text:a xlink:type="simple" xlink:href="mailto:testowy@test.pl" text:style-name="Internet_20_link" text:visited-style-name="Visited_20_Internet_20_Link">testowy@test.pl</text:a></text:p>
          </table:table-cell>
          <table:table-cell table:style-name="Tabela3.A2" office:value-type="string">
            <text:p text:style-name="Table_20_Contents">W danym polu wpisany E-mail</text:p>
          </table:table-cell>
          <table:table-cell table:style-name="Tabela3.C2" office:value-type="string">
            <text:p text:style-name="Table_20_Contents">Wpisany E-mail</text:p>
          </table:table-cell>
        </table:table-row>
        <table:table-row>
          <table:table-cell table:style-name="Tabela3.A2" office:value-type="string">
            <text:p text:style-name="Table_20_Contents">4 W polu "Nr telefonu" wpisz: 123456789</text:p>
          </table:table-cell>
          <table:table-cell table:style-name="Tabela3.A2" office:value-type="string">
            <text:p text:style-name="Table_20_Contents">W danym polu wpisany nr telefonu</text:p>
          </table:table-cell>
          <table:table-cell table:style-name="Tabela3.C2" office:value-type="string">
            <text:p text:style-name="Table_20_Contents">Wpisany nr telefonu</text:p>
          </table:table-cell>
        </table:table-row>
        <table:table-row>
          <table:table-cell table:style-name="Tabela3.A2" office:value-type="string">
            <text:p text:style-name="Table_20_Contents">5 Z listy miast wybierz miasto: dowolne z listy</text:p>
          </table:table-cell>
          <table:table-cell table:style-name="Tabela3.A2" office:value-type="string">
            <text:p text:style-name="Table_20_Contents">Wybrane miasto</text:p>
          </table:table-cell>
          <table:table-cell table:style-name="Tabela3.C2" office:value-type="string">
            <text:p text:style-name="Table_20_Contents">Wybrane miasto</text:p>
          </table:table-cell>
        </table:table-row>
        <table:table-row>
          <table:table-cell table:style-name="Tabela3.A2" office:value-type="string">
            <text:p text:style-name="Table_20_Contents">6 Nie zaznaczaj, że zapoznałeś się z regulaminem strony internetowej</text:p>
          </table:table-cell>
          <table:table-cell table:style-name="Tabela3.A2" office:value-type="string">
            <text:p text:style-name="Table_20_Contents">Po wciśnięciu przycisku "Zarejestruj się" strona powinna wydać komunikat o konieczności zaznaczenia niniejszej klauzuli aby przejśc dalej. Strona nie powinna przepuścić mnie dalej.</text:p>
          </table:table-cell>
          <table:table-cell table:style-name="Tabela3.C2" office:value-type="string">
            <text:p text:style-name="Table_20_Contents">Po wciśnięciu przycisku "Zarejestruj się" strona daje komunikat o konieczności zaznaczenia niniejszej klauzuli aby przejśc dalej. Strona nie przepuszcza mnie dalej.</text:p>
          </table:table-cell>
        </table:table-row>
        <table:table-row>
          <table:table-cell table:style-name="Tabela3.A2" office:value-type="string">
            <text:p text:style-name="Table_20_Contents">7 Wciśnij przycisk "Zarejestruj się"</text:p>
          </table:table-cell>
          <table:table-cell table:style-name="Tabela3.A2" office:value-type="string">
            <text:p text:style-name="Table_20_Contents">j.w.</text:p>
          </table:table-cell>
          <table:table-cell table:style-name="Tabela3.C2" office:value-type="string">
            <text:p text:style-name="Table_20_Contents">j.w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1S</meta:editing-duration>
    <meta:editing-cycles>8</meta:editing-cycles>
    <meta:generator>OpenOffice/4.1.7$Win32 OpenOffice.org_project/417m1$Build-9800</meta:generator>
    <dc:date>2020-04-10T00:02:05.06</dc:date>
    <dc:creator>Rafał Korzeniec</dc:creator>
    <meta:document-statistic meta:table-count="3" meta:image-count="0" meta:object-count="0" meta:page-count="2" meta:paragraph-count="64" meta:word-count="290" meta:character-count="1962"/>
    <meta:user-defined meta:name="Info 1"/>
    <meta:user-defined meta:name="Info 2"/>
    <meta:user-defined meta:name="Info 3"/>
    <meta:user-defined meta:name="Info 4"/>
  </office:meta>
</office:document-meta>
</file>